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2-23T10:15:00" calcext:value-type="date">
            <text:p>02/23/22 10:15 AM</text:p>
          </table:table-cell>
          <table:table-cell table:style-name="ce15" table:formula="of:=[.B81]-[.A81]" office:value-type="time" office:time-value="PT00H00M00S" calcext:value-type="time">
            <text:p>00:00:00</text:p>
          </table:table-cell>
          <table:table-cell table:style-name="ce7" table:formula="of:=[.C81]+[.D80]" office:value-type="time" office:time-value="PT48H10M59.999999S" calcext:value-type="time">
            <text:p>48:11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4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4">
      <number:month/>
      <number:text>/</number:text>
      <number:day/>
      <number:text>/</number:text>
      <number:year number:style="long"/>
    </number:dat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 </number:text>
      <number:am-pm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hours/>
      <number:text>:</number:text>
      <number:minute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date-style style:name="N159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8:11:31.6814566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2-23T18:12:58.530130963</dc:date>
    <meta:editing-cycles>125</meta:editing-cycles>
    <meta:editing-duration>P1DT9H42M57S</meta:editing-duration>
    <meta:generator>LibreOffice/7.2.4.1$NetBSD_X86_64 LibreOffice_project/20$Build-1</meta:generator>
    <meta:document-statistic meta:table-count="1" meta:cell-count="391" meta:object-count="0"/>
    <meta:user-defined meta:name="AppVersion">15.0000</meta:user-defined>
  </office:meta>
</office:document-meta>
</file>